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BA782BD9458ADAD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ABA782BD9458ADAD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De enige weg naar God</text:span></text:p>
            <text:p text:style-name="P3"><text:span text:style-name="T2">(Johannes 14:1-14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51:34.209000000</dc:date>
    <meta:editing-duration>PT2H25M1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